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55mm"/>
    </style:style>
    <style:style style:name="co2" style:family="table-column">
      <style:table-column-properties fo:break-before="auto" style:column-width="147.34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18.01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8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calcext:value-type="string" table:number-columns-spanned="4" table:number-rows-spanned="1">
            <text:p>MiG – Head&amp;Shoulders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Sound play condition</text:p>
          </table:table-cell>
          <table:table-cell table:style-name="ce2" office:value-type="string" calcext:value-type="string">
            <text:p>Loop &amp;</text:p>
            <text:p>Loaded in RAM</text:p>
          </table:table-cell>
          <table:table-cell table:style-name="ce2" office:value-type="string" calcext:value-type="string">
            <text:p>Filename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and loops during gameplay. Should be loaded in RAM.</text:p>
          </table:table-cell>
          <table:table-cell table:style-name="ce7"/>
          <table:table-cell table:style-name="ce9" office:value-type="string" calcext:value-type="string">
            <text:p>m_lic_kt_bgm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on the result screen.</text:p>
          </table:table-cell>
          <table:table-cell table:style-name="ce7"/>
          <table:table-cell table:style-name="ce9" office:value-type="string" calcext:value-type="string">
            <text:p>m_lic_kt_end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along with sfx_enemy_die_x when a bubble enemy dies.</text:p>
          </table:table-cell>
          <table:table-cell table:style-name="ce7"/>
          <table:table-cell table:style-name="ce9" office:value-type="string" calcext:value-type="string">
            <text:p>sfx_enemy_bubble_die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office:value-type="string" calcext:value-type="string">
            <text:p>Plays when an enemy dies. Triggers in random alternance with the other variations.</text:p>
          </table:table-cell>
          <table:table-cell table:style-name="ce7"/>
          <table:table-cell table:style-name="ce9" office:value-type="string" calcext:value-type="string">
            <text:p>sfx_enemy_die_01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office:value-type="string" calcext:value-type="string">
            <text:p>Variation.</text:p>
          </table:table-cell>
          <table:table-cell table:style-name="ce7"/>
          <table:table-cell table:style-name="ce9" office:value-type="string" calcext:value-type="string">
            <text:p>sfx_enemy_die_02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office:value-type="string" calcext:value-type="string">
            <text:p>Variation.</text:p>
          </table:table-cell>
          <table:table-cell table:style-name="ce7"/>
          <table:table-cell table:style-name="ce9" office:value-type="string" calcext:value-type="string">
            <text:p>sfx_enemy_die_03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when the MC unleashes a frenzy bomb.</text:p>
          </table:table-cell>
          <table:table-cell table:style-name="ce7"/>
          <table:table-cell table:style-name="ce9" office:value-type="string" calcext:value-type="string">
            <text:p>sfx_frenzy_bomb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when the MC is hurt.</text:p>
          </table:table-cell>
          <table:table-cell table:style-name="ce7"/>
          <table:table-cell table:style-name="ce9" office:value-type="string" calcext:value-type="string">
            <text:p>sfx_MC_hurt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office:value-type="string" calcext:value-type="string">
            <text:p>Plays when the MC fires multiple laser beams at once. Triggers in random alternance with the other variations.</text:p>
          </table:table-cell>
          <table:table-cell table:style-name="ce7"/>
          <table:table-cell table:style-name="ce9" office:value-type="string" calcext:value-type="string">
            <text:p>sfx_MC_shoot_multiple_01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Variation.</text:p>
          </table:table-cell>
          <table:table-cell table:style-name="ce7"/>
          <table:table-cell table:style-name="ce9" office:value-type="string" calcext:value-type="string">
            <text:p>sfx_MC_shoot_multiple_02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Variation.</text:p>
          </table:table-cell>
          <table:table-cell table:style-name="ce7"/>
          <table:table-cell table:style-name="ce9" office:value-type="string" calcext:value-type="string">
            <text:p>sfx_MC_shoot_multiple_03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office:value-type="string" calcext:value-type="string">
            <text:p>Plays when the MC fires a single laser beam at once. Triggers in random alternance with the other variations.</text:p>
          </table:table-cell>
          <table:table-cell table:style-name="ce7"/>
          <table:table-cell table:style-name="ce9" office:value-type="string" calcext:value-type="string">
            <text:p>sfx_MC_shoot_single_01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Variation.</text:p>
          </table:table-cell>
          <table:table-cell table:style-name="ce7"/>
          <table:table-cell table:style-name="ce9" office:value-type="string" calcext:value-type="string">
            <text:p>sfx_MC_shoot_single_02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Variation.</text:p>
          </table:table-cell>
          <table:table-cell table:style-name="ce7"/>
          <table:table-cell table:style-name="ce9" office:value-type="string" calcext:value-type="string">
            <text:p>sfx_MC_shoot_single_03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when the MC collects a powerup.</text:p>
          </table:table-cell>
          <table:table-cell table:style-name="ce7"/>
          <table:table-cell table:style-name="ce9" office:value-type="string" calcext:value-type="string">
            <text:p>sfx_powerup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when the user taps to play or play again.</text:p>
          </table:table-cell>
          <table:table-cell table:style-name="ce7"/>
          <table:table-cell table:style-name="ce9" office:value-type="string" calcext:value-type="string">
            <text:p>sfx_ui_confirm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office:value-type="string" calcext:value-type="string">
            <text:p>Plays for each last 5 seconds (including 0) on the timer.</text:p>
          </table:table-cell>
          <table:table-cell table:style-name="ce7"/>
          <table:table-cell table:style-name="ce9" office:value-type="string" calcext:value-type="string">
            <text:p>sfx_ui_timer</text:p>
          </table:table-cell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000" number:language="fr" number:country="CA">
      <number:number number:min-integer-digits="1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number:text> </number:text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number:text> 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number:text> 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number:text> </number:text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number:text> 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number:text> </number:text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number:text> 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number:text> </number:text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number:text> 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CA">
      <number:minutes number:style="long"/>
      <number:text>:</number:text>
      <number:seconds number:style="long"/>
    </number:time-style>
    <number:time-style style:name="N10141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CA">
      <number:minutes number:style="long"/>
      <number:text>:</number:text>
      <number:seconds number:style="long" number:decimal-places="1"/>
    </number:time-style>
    <number:number-style style:name="N10143" number:language="fr" number:country="CA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00-00-00</text:date>, <text:time style:data-style-name="N2" text:time-value="16:33:26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6:37:24.602000000</dc:date>
    <meta:generator>LibreOffice/5.3.0.3$Windows_X86_64 LibreOffice_project/7074905676c47b82bbcfbea1aeefc84afe1c50e1</meta:generator>
    <meta:editing-duration>PT2H42M36S</meta:editing-duration>
    <meta:editing-cycles>20</meta:editing-cycles>
    <meta:document-statistic meta:table-count="1" meta:cell-count="39" meta:object-count="0"/>
  </office:meta>
</office:document-meta>
</file>